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Verdana" svg:font-family="Verdana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3">
      <style:paragraph-properties fo:text-align="justify" style:justify-single-word="false"/>
    </style:style>
    <style:style style:name="P5" style:family="paragraph" style:parent-style-name="Standard" style:list-style-name="L2"/>
    <style:style style:name="P6" style:family="paragraph" style:parent-style-name="Standard" style:list-style-name="L2">
      <style:paragraph-properties fo:text-align="justify" style:justify-single-word="false"/>
      <style:text-properties fo:background-color="transparent"/>
    </style:style>
    <style:style style:name="T1" style:family="text">
      <style:text-properties fo:background-color="transparent"/>
    </style:style>
    <text:list-style style:name="L1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O COSTITUTIVO </text:p>
      <text:p text:style-name="P1"/>
      <text:p text:style-name="P1"/>
      <text:p text:style-name="P1">In data 5 giugno 2008 i sottoscritti: </text:p>
      <text:p text:style-name="P1"/>
      <text:list text:style-name="L1">
        <text:list-item>
          <text:p text:style-name="P3">Marco Bisaccioni</text:p>
        </text:list-item>
        <text:list-item>
          <text:p text:style-name="P3">Sergio Gridelli</text:p>
        </text:list-item>
        <text:list-item>
          <text:p text:style-name="P3">Davide Pedrelli</text:p>
        </text:list-item>
        <text:list-item>
          <text:p text:style-name="P3">Stefano Teodorani</text:p>
        </text:list-item>
      </text:list>
      <text:p text:style-name="P1"/>
      <text:p text:style-name="P1">si riuniscono e convengono quanto segue: </text:p>
      <text:p text:style-name="P1"/>
      <text:p text:style-name="P1">1) Riconosciamo che il sapere e l'accesso alle informazioni debbano essere liberi e alla portata di tutti. Oggi, l'informatica e la telematica sono veri e propri strumenti per lo sviluppo culturale, didattico, economico, artistico, e la loro conoscenza deve diventare un patrimonio collettivo e condiviso.</text:p>
      <text:p text:style-name="P1"/>
      <text:p text:style-name="P1">2) Per perseguire questo scopo ci riuniamo in una Associazione Culturale con il preciso scopo di favorire l'introduzione del “software libero” nella Scuola e nella Pubblica Amministrazione.</text:p>
      <text:p text:style-name="P1"/>
      <text:p text:style-name="P1">3) Si decide quindi quanto segue: </text:p>
      <text:p text:style-name="P1"/>
      <text:list text:style-name="L2">
        <text:list-item>
          <text:p text:style-name="P5">con decorrenza di ogni effetto da oggi 5 giugno 2008 è costituita l'Associazione Culturale “Ubuntu Iacta Est – Linux oltre il Rubicone” (d'ora in poi denominata semplicemente Associazione);</text:p>
        </text:list-item>
        <text:list-item>
          <text:p text:style-name="P5">il primo anno sociale avrà termine il 31 Dicembre 2008;</text:p>
        </text:list-item>
        <text:list-item>
          <text:p text:style-name="P6">la quota associativa stabilita per il primo anno sociale è di € 10,00 (dieci/00 euro) per i Soci Fondatori ed i Soci Ordinari;</text:p>
        </text:list-item>
        <text:list-item>
          <text:p text:style-name="P5">la sede sociale è sita provvisoriamente a Savignano sul Rubicone in via Trento Trieste n. 26/a – 47039 Savignano sul Rubicone (FC). Il domicilio legale degli associati per ogni rapporto con l'Associazione è la sede sociale. La sede sociale potrà essere trasferita su decisione dell'Assemblea dei Soci a maggioranza semplice, come spiegato nello Statuto Sociale della Associazione allegato in calce al presente Atto Costitutivo. </text:p>
        </text:list-item>
      </text:list>
      <text:p text:style-name="P1"/>
      <text:p text:style-name="P1">4) Regolano i rapporti fra gli associati le disposizioni del presente Atto Costitutivo, così come integrate dallo Statuto Sociale allegato in calce al presente Atto costitutivo. </text:p>
      <text:p text:style-name="P1"/>
      <text:p text:style-name="P1">5) L'Associazione si propone di promuovere e diffondere la conoscenza, oltre che l'utilizzo, del “software libero” nella Scuola, nella Pubblica Amministrazione e nei più vasti strati della società civile.</text:p>
      <text:p text:style-name="P1"/>
      <text:p text:style-name="P1">6) Per il perseguimento di tale scopo, svolgerà attività informative, formative, di consulenza e di altro tipo, con particolare attenzione a: </text:p>
      <text:p text:style-name="P1"/>
      <text:list text:style-name="L3">
        <text:list-item>
          <text:p text:style-name="P4">promuovere momenti di incontro con le autorità scolastiche e gli studenti sui temi della didattica e del sapere mediante le tecnologie informatiche;</text:p>
        </text:list-item>
        <text:list-item>
          <text:p text:style-name="P4">istituire un sito web, quale punto di riferimento per discussioni, dibattiti, pubblicazioni, coerenti con gli scopi associativi; </text:p>
        </text:list-item>
        <text:list-item>
          <text:p text:style-name="P4">raccogliere, preparare e diffondere materiale informativo sull'open source;</text:p>
        </text:list-item>
        <text:list-item>
          <text:p text:style-name="P4">collaborare con altre associazioni che perseguono le medesime finalità;</text:p>
        </text:list-item>
        <text:list-item>
          <text:p text:style-name="P4">organizzare e/o partecipare a convegni, seminari, corsi e manifestazioni, fiere, intesi come momenti di divulgazione e crescita culturale nell'ambito della alfabetizzazione informatica;</text:p>
        </text:list-item>
        <text:list-item>
          <text:p text:style-name="P4">stipulare convenzioni con enti pubblici e privati al fine di ottenere risorse finanziarie e materiali, funzionali al raggiungimento degli scopi associativi;</text:p>
        </text:list-item>
      </text:list>
      <text:p text:style-name="P1"/>
      <text:p text:style-name="P1">7) L'Associazione non ha scopo di lucro e deve considerarsi, ai fini fiscali, ente non commerciale, secondo quanto disposto dal comma 4, art. 87, DPR 22 dicembre 1986, n. 917. Si esclude l'esercizio di qualsiasi attività commerciale.</text:p>
      <text:p text:style-name="P1"><text:soft-page-break/></text:p>
      <text:p text:style-name="P1">8) Il patrimonio dell'Associazione è costituito da tutti i beni mobili ed immobili di proprietà della Associazione stessa, <text:span text:style-name="T1">dalle quote versate dai Soci,</text:span> da qualsiasi provento rinveniente dall'attività istituzionale svolta dall'Associazione stessa. </text:p>
      <text:p text:style-name="P1"/>
      <text:p text:style-name="P1">9) L'Associazione svolge la propria attività <text:s/>per il raggiungimento degli scopi istituzionali in totale autonomia finanziaria rispetto agli associati e ad ogni altro ente, persona fisica, persona giuridica o realtà istituzionale con i quali si trovi eventualmente a collaborare. </text:p>
      <text:p text:style-name="P1"/>
      <text:p text:style-name="P1">10) L'Associazione è insindacabilmente apartitica: l'esercizio e la manifestazione della propria appartenenza politica dovrà avvenire in altre e separate sedi. </text:p>
      <text:p text:style-name="P1"/>
      <text:p text:style-name="P1">11) L'Associazione non pone nessuna restrizione di colore, sesso, religione, censo ai propri associati, ed anzi rifiuta a priori ogni restrizione o distinzione basata su tali premesse. </text:p>
      <text:p text:style-name="P1"/>
      <text:p text:style-name="P1">12) L'Assemblea dei Soci Fondatori nomina quali componenti del Consiglio Direttivo:</text:p>
      <text:p text:style-name="P1"/>
      <text:p text:style-name="P1">presidente<text:tab/><text:tab/>Stefano Teodorani</text:p>
      <text:p text:style-name="P1">vicepresidente<text:tab/>Davide Pedrelli</text:p>
      <text:p text:style-name="P1">tesoriere<text:tab/><text:tab/>Davide Pedrelli</text:p>
      <text:p text:style-name="P1">consigliere<text:tab/><text:tab/>Marco Bisaccioni</text:p>
      <text:p text:style-name="P1">consigliere<text:tab/><text:tab/>Sergio Gridelli</text:p>
      <text:p text:style-name="P1"/>
      <text:p text:style-name="P1">13) Tutti attestano la mancanza di cause di incompatibilità e accettano la carica. Tale carica durerà fino al 31/12/2009, data oltre la quale si procederà all'elezione del nuovo Consiglio Direttivo. </text:p>
      <text:p text:style-name="P1"/>
      <text:p text:style-name="P1">14) Il presidente del Consiglio Direttivo viene autorizzato, qualora si rendesse necessario, a compiere tutte le pratiche necessarie per il riconoscimento dell'Associazione presso le autorità competenti. </text:p>
      <text:p text:style-name="P1"/>
      <text:p text:style-name="P1">15) L'Associazione si estinguerà se l'insieme dei Soci Fondatori più i Soci Ordinari si ridurrà a meno di quattro. In caso di scioglimento dell'Associazione il patrimonio sociale verrà devoluto ad associazioni di volontariato o ad altre associazioni senza fini di lucro con fini analoghi, salvo diversa destinazione imposta dalla legge. </text:p>
      <text:p text:style-name="P1"/>
      <text:p text:style-name="P1">16) Per quanto riguarda gli aspetti organizzativi della vita dell'Associazione e delle attività svolte per raggiungere i fini istituzionali dell'Associazione stessa si rimanda allo Statuto Sociale della Associazione Culturale “Ubuntu Iacta Est – Linux oltre il Rubicone”, concordato all'unanimità fra i Soci Fondatori ed allegato in calce al presente Atto Costitutivo. </text:p>
      <text:p text:style-name="P1"/>
      <text:p text:style-name="P1">Savignano sul Rubicone, 5 giugno 20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Verdana" svg:font-family="Verdan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0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o Gridelli</meta:initial-creator>
    <meta:creation-date>2008-05-26T17:24:21</meta:creation-date>
    <dc:creator>Sergio Gridelli</dc:creator>
    <dc:date>2008-06-06T11:28:24</dc:date>
    <meta:editing-cycles>5</meta:editing-cycles>
    <meta:editing-duration>PT1H51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746" meta:character-count="5249"/>
  </office:meta>
</office:document-meta>
</file>